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language="en" fo:country="US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.2362in" style:auto-text-indent="false" style:vertical-align="auto" style:writing-mode="lr-tb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.2362in" style:auto-text-indent="false" style:vertical-align="auto" style:writing-mode="lr-tb"/>
      <style:text-properties officeooo:paragraph-rsid="00087dcf"/>
    </style:style>
    <style:style style:name="P5" style:family="paragraph" style:parent-style-name="Standard">
      <style:paragraph-properties fo:margin-left="0.2362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size="9pt" fo:language="en" fo:country="US" fo:font-weight="bold" style:font-size-asian="9pt" style:font-weight-asian="bold" style:font-size-complex="9pt"/>
    </style:style>
    <style:style style:name="T4" style:family="text">
      <style:text-properties fo:color="#ff0000" fo:language="en" fo:country="US"/>
    </style:style>
    <style:style style:name="T5" style:family="text">
      <style:text-properties fo:color="#ff0000" fo:language="en" fo:country="US" officeooo:rsid="00087d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-1.</text:span><text:span text:style-name="T1"> The example program C2.2 contains 3 highlighted instructions</text:span></text:p>
      <text:p text:style-name="P3"><text:span text:style-name="T3">sub r2, r2, #1 // r2--</text:span></text:p>
      <text:p text:style-name="P5"><text:span text:style-name="T3">cmp r2, #0 // if (r2 != 0)</text:span></text:p>
      <text:p text:style-name="P3"><text:span text:style-name="T3">bne loop // goto loop;</text:span></text:p>
      <text:p text:style-name="P3"><text:span text:style-name="T3"/></text:p>
      <text:p text:style-name="P1"><text:span text:style-name="T1">(1). If you delete the cmp instruction, the program would not work. Explain why?</text:span></text:p>
      <text:p text:style-name="P1"><text:span text:style-name="T1"/></text:p>
      <text:p text:style-name="P4"><text:span text:style-name="T4">The cmp instrucion updates the condition flags of the CPSR register used by the </text:span><text:span text:style-name="T5">instruction </text:span><text:span text:style-name="T4">bne </text:span><text:span text:style-name="T5">(bNE, executes the instruction that follows it NE (not equall) is true, flag Z (Zero) clear).</text:span></text:p>
      <text:p text:style-name="P4"><text:span text:style-name="T5">If we delete the cmp instruction there will be nothing updating the condition flags, so if Z is clear it will allways execute the bne, looping. If Z is set then it will never loop.</text:span></text:p>
      <text:p text:style-name="P2"/>
      <text:p text:style-name="P1"><text:span text:style-name="T1">(2). However, replacing the 3 lines with</text:span></text:p>
      <text:p text:style-name="P3"><text:span text:style-name="T3">subs r2, r2, #1</text:span></text:p>
      <text:p text:style-name="P3"><text:span text:style-name="T3">bne loop</text:span></text:p>
      <text:p text:style-name="P1"><text:span text:style-name="T1">would work. Explain why?</text:span></text:p>
      <text:p text:style-name="P1"><text:span text:style-name="T1"><text:tab/></text:span><text:span text:style-name="T4">When you add the postfix ‘s’ to an instruction as is done here with ‘sub</text:span><text:span text:style-name="T5">S</text:span><text:span text:style-name="T4">’ it enables the operation to update the condition flags, in this case ‘subs’ will change the condition flags depending on the result, </text:span><text:span text:style-name="T5">when r2 is 0 the Z flag will be clear, </text:span><text:span text:style-name="T4">the same condition in the original cod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4:40:57.919077642</meta:creation-date>
    <dc:date>2018-06-10T04:47:10.275459435</dc:date>
    <meta:editing-duration>PT6M15S</meta:editing-duration>
    <meta:editing-cycles>1</meta:editing-cycles>
    <meta:document-statistic meta:table-count="0" meta:image-count="0" meta:object-count="0" meta:page-count="1" meta:paragraph-count="12" meta:word-count="180" meta:character-count="958" meta:non-whitespace-character-count="789"/>
    <meta:generator>LibreOffice/5.1.6.2$Linux_X86_64 LibreOffice_project/10m0$Build-2</meta:generator>
  </office:meta>
</office:document-meta>
</file>